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style>
    <style:style style:name="P3" style:family="paragraph" style:parent-style-name="Standard">
      <style:paragraph-properties fo:margin-left="0.5in" fo:margin-right="0in" fo:text-indent="0in" style:auto-text-indent="false"/>
      <style:text-properties fo:color="#000000"/>
    </style:style>
    <style:style style:name="P4" style:family="paragraph" style:parent-style-name="Standard">
      <style:paragraph-properties fo:margin-left="0.5in" fo:margin-right="0in" fo:text-indent="0in" style:auto-text-indent="false"/>
      <style:text-properties fo:color="#000000" fo:font-style="normal"/>
    </style:style>
    <style:style style:name="P5" style:family="paragraph" style:parent-style-name="Standard">
      <style:paragraph-properties fo:margin-left="0.5in" fo:margin-right="0in" fo:text-indent="0in" style:auto-text-indent="false"/>
      <style:text-properties fo:color="#000000" fo:font-style="normal" fo:font-weight="normal"/>
    </style:style>
    <style:style style:name="P6" style:family="paragraph" style:parent-style-name="List_20_Number_20_2">
      <style:paragraph-properties fo:margin-left="0.5in" fo:margin-right="0in" fo:text-indent="0in" style:auto-text-indent="false"/>
    </style:style>
    <style:style style:name="P7" style:family="paragraph" style:parent-style-name="List_20_Number_20_2">
      <style:paragraph-properties fo:margin-left="0.5in" fo:margin-right="0in" fo:text-indent="0in" style:auto-text-indent="false"/>
      <style:text-properties fo:font-style="italic" style:font-style-asian="italic"/>
    </style:style>
    <style:style style:name="P8" style:family="paragraph" style:parent-style-name="List_20_Number">
      <style:paragraph-properties fo:margin-left="0.5in" fo:margin-right="0in" fo:text-indent="0in" style:auto-text-indent="false"/>
    </style:style>
    <style:style style:name="P9" style:family="paragraph" style:parent-style-name="List">
      <style:paragraph-properties fo:margin-left="0.5in" fo:margin-right="0in" fo:text-indent="0in" style:auto-text-indent="false"/>
      <style:text-properties fo:font-style="italic" style:font-style-asian="italic"/>
    </style:style>
    <style:style style:name="P10" style:family="paragraph" style:parent-style-name="Text_20_body">
      <style:paragraph-properties fo:margin-left="0.5in" fo:margin-right="0in" fo:margin-top="0in" fo:margin-bottom="0in" fo:text-indent="0in" style:auto-text-indent="false"/>
    </style:style>
    <style:style style:name="P11" style:family="paragraph" style:parent-style-name="List_20_Number">
      <style:paragraph-properties fo:margin-left="0in" fo:margin-right="0in" fo:text-indent="0in" style:auto-text-indent="false"/>
    </style:style>
    <style:style style:name="P12" style:family="paragraph" style:parent-style-name="Body_20_Text_20_Indent_20_2">
      <style:paragraph-properties fo:margin-left="0in" fo:margin-right="0in" fo:line-height="100%" fo:text-indent="0in" style:auto-text-indent="false"/>
    </style:style>
    <style:style style:name="P13" style:family="paragraph" style:parent-style-name="Body_20_Text_20_Indent_20_2">
      <style:paragraph-properties fo:margin-left="0in" fo:margin-right="0in" fo:line-height="100%" fo:text-indent="0in" style:auto-text-indent="false"/>
      <style:text-properties fo:color="#000000"/>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fo:font-style="italic" style:font-style-asian="italic" style:font-style-complex="italic"/>
    </style:style>
    <style:style style:name="P16" style:family="paragraph" style:parent-style-name="Text_20_body">
      <style:paragraph-properties fo:margin-left="0in" fo:margin-right="0in" fo:text-indent="0in" style:auto-text-indent="false"/>
      <style:text-properties fo:color="#ff0000"/>
    </style:style>
    <style:style style:name="P17" style:family="paragraph" style:parent-style-name="Text_20_body">
      <style:paragraph-properties fo:margin-left="0in" fo:margin-right="0in" fo:margin-top="0in" fo:margin-bottom="0in" fo:text-indent="0in" style:auto-text-indent="false"/>
    </style:style>
    <style:style style:name="P1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9" style:family="paragraph" style:parent-style-name="Standard">
      <style:paragraph-properties fo:margin-left="0in" fo:margin-right="0in" fo:text-indent="0in" style:auto-text-indent="false"/>
    </style:style>
    <style:style style:name="P20"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21" style:family="paragraph" style:parent-style-name="List_20_Number">
      <style:paragraph-properties fo:margin-left="1in" fo:margin-right="0in" fo:text-indent="0in" style:auto-text-indent="false"/>
    </style:style>
    <style:style style:name="P22" style:family="paragraph" style:parent-style-name="List_20_Number">
      <style:paragraph-properties fo:margin-left="1in" fo:margin-right="0in" fo:text-indent="0in" style:auto-text-indent="false"/>
      <style:text-properties fo:font-style="italic" style:font-style-asian="italic"/>
    </style:style>
    <style:style style:name="P23" style:family="paragraph" style:parent-style-name="List_20_Number">
      <style:paragraph-properties fo:margin-left="1in" fo:margin-right="0in" fo:text-indent="0in" style:auto-text-indent="false"/>
      <style:text-properties fo:color="#000000" fo:font-style="italic" style:font-style-asian="italic"/>
    </style:style>
    <style:style style:name="P24"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5" style:family="paragraph" style:parent-style-name="Standard">
      <style:paragraph-properties style:text-autospace="none"/>
    </style:style>
    <style:style style:name="P26" style:family="paragraph" style:parent-style-name="Standard">
      <style:text-properties style:font-weight-complex="bold"/>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color="#ff0000"/>
    </style:style>
    <style:style style:name="P29" style:family="paragraph" style:parent-style-name="Standard">
      <style:text-properties fo:color="#ff0000" fo:font-weight="normal" style:font-weight-asian="normal" style:font-weight-complex="normal"/>
    </style:style>
    <style:style style:name="P30" style:family="paragraph" style:parent-style-name="Standard">
      <style:text-properties fo:color="#ff0000" fo:font-weight="bold" style:font-weight-asian="bold" style:font-weight-complex="bold"/>
    </style:style>
    <style:style style:name="P31" style:family="paragraph" style:parent-style-name="Standard">
      <style:text-properties fo:color="#000000"/>
    </style:style>
    <style:style style:name="P32" style:family="paragraph" style:parent-style-name="Standard">
      <style:paragraph-properties style:text-autospace="none"/>
      <style:text-properties fo:color="#000000" style:font-name="Tms Rmn" fo:font-style="normal" fo:font-weight="normal"/>
    </style:style>
    <style:style style:name="P33" style:family="paragraph" style:parent-style-name="Standard">
      <style:text-properties fo:color="#800000"/>
    </style:style>
    <style:style style:name="P34" style:family="paragraph" style:parent-style-name="Text_20_body">
      <style:paragraph-properties fo:margin-left="0.25in" fo:margin-right="0in" fo:text-indent="0in" style:auto-text-indent="false"/>
    </style:style>
    <style:style style:name="P35" style:family="paragraph" style:parent-style-name="List_20_Number">
      <style:paragraph-properties fo:margin-left="0.25in" fo:margin-right="0in" fo:text-indent="0in" style:auto-text-indent="false"/>
    </style:style>
    <style:style style:name="P36" style:family="paragraph" style:parent-style-name="List_20_Number">
      <style:paragraph-properties fo:margin-left="0.25in" fo:margin-right="0in" fo:text-indent="0in" style:auto-text-indent="false"/>
      <style:text-properties style:font-name="Tms Rmn"/>
    </style:style>
    <style:style style:name="P37" style:family="paragraph" style:parent-style-name="Text_20_body">
      <style:text-properties fo:color="#000000"/>
    </style:style>
    <style:style style:name="P38" style:family="paragraph" style:parent-style-name="Text_20_body">
      <style:text-properties fo:color="#000000" fo:font-style="normal" fo:font-weight="normal"/>
    </style:style>
    <style:style style:name="P39" style:family="paragraph" style:parent-style-name="Text_20_body">
      <style:text-properties fo:color="#ff0000" fo:font-weight="bold" style:font-weight-asian="bold" style:font-weight-complex="bold"/>
    </style:style>
    <style:style style:name="P40" style:family="paragraph" style:parent-style-name="Body_20_Text_20_First_20_Indent">
      <style:paragraph-properties fo:text-align="center" style:justify-single-word="false"/>
    </style:style>
    <style:style style:name="P41" style:family="paragraph" style:parent-style-name="Heading_20_1">
      <style:text-properties fo:color="#000000" fo:font-weight="bold" style:font-weight-asian="bold" style:font-weight-complex="bold"/>
    </style:style>
    <style:style style:name="P42" style:family="paragraph" style:parent-style-name="Heading_20_1">
      <style:text-properties style:font-name="Times New Roman"/>
    </style:style>
    <style:style style:name="P43" style:family="paragraph" style:parent-style-name="Heading_20_2">
      <style:text-properties fo:color="#000000"/>
    </style:style>
    <style:style style:name="P44" style:family="paragraph" style:parent-style-name="Heading_20_2">
      <style:text-properties fo:color="#000000" fo:font-weight="bold" style:font-weight-asian="bold" style:font-weight-complex="bold"/>
    </style:style>
    <style:style style:name="P45" style:family="paragraph" style:parent-style-name="Heading_20_2">
      <style:text-properties fo:font-weight="bold" style:font-weight-asian="bold" style:font-weight-complex="bold"/>
    </style:style>
    <style:style style:name="P46" style:family="paragraph" style:parent-style-name="List_20_Number">
      <style:paragraph-properties fo:margin-left="0.5in" fo:margin-right="0in" fo:text-indent="0.25in" style:auto-text-indent="false"/>
    </style:style>
    <style:style style:name="P47" style:family="paragraph" style:parent-style-name="List_20_Number">
      <style:paragraph-properties fo:margin-left="0.5in" fo:margin-right="0in" fo:text-indent="0.25in" style:auto-text-indent="false"/>
      <style:text-properties style:font-name="Tms Rmn"/>
    </style:style>
    <style:style style:name="P48" style:family="paragraph" style:parent-style-name="List_20_Number">
      <style:paragraph-properties fo:margin-left="0.25in" fo:margin-right="0in" fo:text-indent="-0.25in" style:auto-text-indent="false"/>
    </style:style>
    <style:style style:name="P49" style:family="paragraph" style:parent-style-name="List_20_Number">
      <style:text-properties fo:font-weight="bold" style:font-weight-asian="bold" style:font-weight-complex="bold"/>
    </style:style>
    <style:style style:name="P50" style:family="paragraph" style:parent-style-name="Standard">
      <style:paragraph-properties fo:margin-left="-0.5in" fo:margin-right="0in" fo:text-indent="0in" style:auto-text-indent="false"/>
    </style:style>
    <style:style style:name="P51" style:family="paragraph" style:parent-style-name="Standard">
      <style:paragraph-properties fo:margin-top="0in" fo:margin-bottom="0.0799in"/>
    </style:style>
    <style:style style:name="P52" style:family="paragraph" style:parent-style-name="Standard">
      <style:paragraph-properties fo:margin-top="0in" fo:margin-bottom="0.0799in"/>
      <style:text-properties fo:color="#000000"/>
    </style:style>
    <style:style style:name="P53" style:family="paragraph" style:parent-style-name="Standard">
      <style:paragraph-properties fo:margin-top="0in" fo:margin-bottom="0.0799in"/>
      <style:text-properties fo:color="#000000" fo:font-style="normal" style:font-style-asian="normal" style:font-style-complex="normal"/>
    </style:style>
    <style:style style:name="P54" style:family="paragraph" style:parent-style-name="Standard">
      <style:paragraph-properties fo:margin-top="0in" fo:margin-bottom="0.0799in"/>
      <style:text-properties fo:color="#000000" fo:font-style="normal" style:font-style-asian="italic" style:font-style-complex="italic"/>
    </style:style>
    <style:style style:name="P55" style:family="paragraph" style:parent-style-name="Standard">
      <style:paragraph-properties fo:margin-top="0in" fo:margin-bottom="0.0799in"/>
      <style:text-properties fo:color="#000000" fo:font-style="italic" style:font-style-asian="italic" style:font-style-complex="italic"/>
    </style:style>
    <style:style style:name="P56" style:family="paragraph" style:parent-style-name="Text_20_body">
      <style:paragraph-properties fo:margin-top="0in" fo:margin-bottom="0.0799in"/>
    </style:style>
    <style:style style:name="P57" style:family="paragraph" style:parent-style-name="Text_20_body">
      <style:paragraph-properties fo:margin-top="0in" fo:margin-bottom="0.0799in"/>
      <style:text-properties fo:color="#000000" fo:font-style="normal" style:font-style-asian="italic" style:font-style-complex="italic"/>
    </style:style>
    <style:style style:name="P58" style:family="paragraph" style:parent-style-name="Code_20_Indented">
      <style:paragraph-properties fo:margin-top="0in" fo:margin-bottom="0.0799in"/>
    </style:style>
    <style:style style:name="P59"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60" style:family="paragraph" style:parent-style-name="Heading_20_2">
      <style:paragraph-properties fo:margin-top="0in" fo:margin-bottom="0.0799in"/>
      <style:text-properties fo:color="#000000" fo:font-style="italic" style:font-style-asian="italic" style:font-style-complex="italic"/>
    </style:style>
    <style:style style:name="P61" style:family="paragraph" style:parent-style-name="Text_20_body_20_indent">
      <style:text-properties fo:font-style="italic" style:font-style-asian="italic" style:font-style-complex="italic"/>
    </style:style>
    <style:style style:name="P62" style:family="paragraph" style:parent-style-name="Text_20_body_20_indent">
      <style:text-properties fo:font-size="12pt" style:font-size-asian="12pt" style:font-size-complex="12pt"/>
    </style:style>
    <style:style style:name="P63" style:family="paragraph" style:parent-style-name="Heading_20_3">
      <style:text-properties fo:color="#000000" style:font-name="Times New Roman1" fo:font-size="12pt" fo:font-weight="normal"/>
    </style:style>
    <style:style style:name="P64" style:family="paragraph" style:parent-style-name="Text_20_body">
      <style:paragraph-properties fo:margin-left="-0.198in" fo:margin-right="0in" fo:margin-top="0in" fo:margin-bottom="0.0799in" fo:text-indent="0in" style:auto-text-indent="false"/>
      <style:text-properties fo:color="#000000" fo:font-style="normal" style:font-style-asian="italic" style:font-style-complex="italic"/>
    </style:style>
    <style:style style:name="P65" style:family="paragraph" style:parent-style-name="Standard" style:list-style-name="WW8Num17"/>
    <style:style style:name="P66" style:family="paragraph" style:parent-style-name="Standard" style:list-style-name="WW8Num17"/>
    <style:style style:name="P67" style:family="paragraph" style:parent-style-name="Standard" style:list-style-name="WW8Num17"/>
    <style:style style:name="P68" style:family="paragraph" style:parent-style-name="Standard" style:list-style-name="WW8Num17"/>
    <style:style style:name="P69" style:family="paragraph" style:parent-style-name="Standard" style:list-style-name="WW8Num17">
      <style:paragraph-properties style:text-autospace="none"/>
    </style:style>
    <style:style style:name="P70" style:family="paragraph" style:parent-style-name="Standard" style:list-style-name="WW8Num17"/>
    <style:style style:name="P71" style:family="paragraph" style:parent-style-name="Standard" style:list-style-name="WW8Num17">
      <style:text-properties fo:color="#000000"/>
    </style:style>
    <style:style style:name="P72" style:family="paragraph" style:parent-style-name="Standard" style:list-style-name="WW8Num17">
      <style:text-properties fo:color="#000000"/>
    </style:style>
    <style:style style:name="P73" style:family="paragraph" style:parent-style-name="Standard" style:list-style-name="L7">
      <style:text-properties fo:color="#000000"/>
    </style:style>
    <style:style style:name="P74" style:family="paragraph" style:parent-style-name="Standard" style:list-style-name="L7">
      <style:text-properties fo:color="#000000"/>
    </style:style>
    <style:style style:name="P75" style:family="paragraph" style:parent-style-name="Standard" style:list-style-name="L7">
      <style:text-properties fo:color="#000000"/>
    </style:style>
    <style:style style:name="P76" style:family="paragraph" style:parent-style-name="Standard" style:list-style-name="L7">
      <style:text-properties fo:color="#000000"/>
    </style:style>
    <style:style style:name="P77" style:family="paragraph" style:parent-style-name="Standard" style:list-style-name="L7">
      <style:text-properties fo:color="#000000"/>
    </style:style>
    <style:style style:name="P78" style:family="paragraph" style:parent-style-name="Standard" style:list-style-name="L1"/>
    <style:style style:name="P79" style:family="paragraph" style:parent-style-name="Standard" style:list-style-name="L1"/>
    <style:style style:name="P8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5" style:family="paragraph" style:parent-style-name="Standard" style:list-style-name="L2">
      <style:paragraph-properties fo:margin-left="0in" fo:margin-right="0in" fo:text-indent="0in" style:auto-text-indent="false"/>
    </style:style>
    <style:style style:name="P86" style:family="paragraph" style:parent-style-name="Standard" style:list-style-name="L3">
      <style:paragraph-properties fo:margin-left="0in" fo:margin-right="0in" fo:text-indent="0in" style:auto-text-indent="false"/>
    </style:style>
    <style:style style:name="P87" style:family="paragraph" style:parent-style-name="Standard" style:list-style-name="L4">
      <style:paragraph-properties fo:margin-left="0in" fo:margin-right="0in" fo:text-indent="0in" style:auto-text-indent="false"/>
    </style:style>
    <style:style style:name="P88" style:family="paragraph" style:parent-style-name="Standard" style:list-style-name="L5">
      <style:paragraph-properties fo:margin-left="0in" fo:margin-right="0in" fo:text-indent="0in" style:auto-text-indent="false"/>
    </style:style>
    <style:style style:name="P89" style:family="paragraph" style:parent-style-name="Standard" style:list-style-name="L6">
      <style:paragraph-properties fo:margin-left="0in" fo:margin-right="0in" fo:text-indent="0in" style:auto-text-indent="false"/>
    </style:style>
    <style:style style:name="P90" style:family="paragraph" style:parent-style-name="Standard" style:list-style-name="WW8Num10">
      <style:paragraph-properties fo:margin-top="0in" fo:margin-bottom="0in"/>
      <style:text-properties fo:color="#000000"/>
    </style:style>
    <style:style style:name="P91" style:family="paragraph" style:parent-style-name="Standard" style:list-style-name="WW8Num10">
      <style:paragraph-properties fo:margin-top="0in" fo:margin-bottom="0in"/>
      <style:text-properties fo:color="#000000"/>
    </style:style>
    <style:style style:name="P92" style:family="paragraph" style:parent-style-name="Standard" style:list-style-name="WW8Num10">
      <style:paragraph-properties fo:margin-top="0in" fo:margin-bottom="0in"/>
      <style:text-properties fo:color="#000000"/>
    </style:style>
    <style:style style:name="P93" style:family="paragraph" style:parent-style-name="Standard" style:list-style-name="WW8Num10">
      <style:paragraph-properties fo:margin-top="0in" fo:margin-bottom="0in"/>
      <style:text-properties fo:color="#000000"/>
    </style:style>
    <style:style style:name="P94" style:family="paragraph" style:parent-style-name="Standard" style:list-style-name="WW8Num15">
      <style:paragraph-properties fo:margin-top="0in" fo:margin-bottom="0in"/>
    </style:style>
    <style:style style:name="P95" style:family="paragraph" style:parent-style-name="Standard" style:list-style-name="WW8Num15">
      <style:paragraph-properties fo:margin-top="0in" fo:margin-bottom="0in"/>
    </style:style>
    <style:style style:name="P96" style:family="paragraph" style:parent-style-name="Standard" style:list-style-name="WW8Num15">
      <style:paragraph-properties fo:margin-top="0.1945in" fo:margin-bottom="0in"/>
    </style:style>
    <style:style style:name="P97" style:family="paragraph" style:parent-style-name="Standard" style:list-style-name="WW8Num15">
      <style:paragraph-properties fo:margin-top="0in" fo:margin-bottom="0.1945in"/>
    </style:style>
    <style:style style:name="P98" style:family="paragraph" style:parent-style-name="Standard" style:list-style-name="L8">
      <style:paragraph-properties fo:margin-left="-0.5in" fo:margin-right="0in" fo:text-indent="0in" style:auto-text-indent="false"/>
    </style:style>
    <style:style style:name="P99" style:family="paragraph" style:parent-style-name="List" style:list-style-name="L9">
      <style:paragraph-properties fo:margin-left="0in" fo:margin-right="0in" fo:text-indent="0in" style:auto-text-indent="false"/>
    </style:style>
    <style:style style:name="P100" style:family="paragraph" style:parent-style-name="List" style:list-style-name="L10">
      <style:paragraph-properties fo:margin-left="0in" fo:margin-right="0in" fo:text-indent="0in" style:auto-text-indent="false"/>
      <style:text-properties fo:color="#000000"/>
    </style:style>
    <style:style style:name="P10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2" style:family="paragraph" style:parent-style-name="List_20_Number" style:list-style-name="WW8Num27">
      <style:paragraph-properties fo:margin-left="0.0165in" fo:margin-right="0in" fo:text-indent="0in" style:auto-text-indent="false"/>
    </style:style>
    <style:style style:name="P103" style:family="paragraph" style:parent-style-name="List_20_Number" style:list-style-name="WW8Num27">
      <style:paragraph-properties fo:margin-left="0in" fo:margin-right="0in" fo:text-indent="0in" style:auto-text-indent="false"/>
    </style:style>
    <style:style style:name="P104" style:family="paragraph" style:parent-style-name="List_20_Number" style:list-style-name="WW8Num27">
      <style:paragraph-properties fo:margin-left="0in" fo:margin-right="0in" fo:text-indent="0in" style:auto-text-indent="false"/>
    </style:style>
    <style:style style:name="P105" style:family="paragraph" style:parent-style-name="List_20_Number">
      <style:paragraph-properties fo:margin-left="0in" fo:margin-right="0in" fo:text-indent="0in" style:auto-text-indent="false"/>
    </style:style>
    <style:style style:name="P106" style:family="paragraph" style:parent-style-name="List_20_Number">
      <style:paragraph-properties fo:margin-left="0in" fo:margin-right="0in" fo:text-indent="0in" style:auto-text-indent="false"/>
      <style:text-properties fo:color="#000000"/>
    </style:style>
    <style:style style:name="P107" style:family="paragraph" style:parent-style-name="List_20_Number" style:list-style-name="WW8Num14">
      <style:paragraph-properties fo:margin-left="0in" fo:margin-right="0in" fo:text-indent="0in" style:auto-text-indent="false"/>
      <style:text-properties fo:color="#000000"/>
    </style:style>
    <style:style style:name="P108" style:family="paragraph" style:parent-style-name="List_20_Number" style:list-style-name="WW8Num14">
      <style:paragraph-properties fo:margin-left="0in" fo:margin-right="0in" fo:text-indent="0in" style:auto-text-indent="false"/>
      <style:text-properties fo:color="#000000"/>
    </style:style>
    <style:style style:name="P109" style:family="paragraph" style:parent-style-name="List_20_Number">
      <style:paragraph-properties fo:margin-left="0in" fo:margin-right="0in" fo:text-indent="0in" style:auto-text-indent="false"/>
    </style:style>
    <style:style style:name="P110" style:family="paragraph" style:parent-style-name="List_20_Number" style:list-style-name="WW8Num14">
      <style:paragraph-properties fo:margin-left="0in" fo:margin-right="0in" fo:text-indent="0in" style:auto-text-indent="false"/>
    </style:style>
    <style:style style:name="P111" style:family="paragraph" style:parent-style-name="List_20_Number" style:list-style-name="WW8Num14">
      <style:paragraph-properties fo:margin-left="0in" fo:margin-right="0in" fo:text-indent="0in" style:auto-text-indent="false"/>
    </style:style>
    <style:style style:name="P112" style:family="paragraph" style:parent-style-name="List_20_Number" style:list-style-name="WW8Num14">
      <style:paragraph-properties fo:margin-left="0in" fo:margin-right="0in" fo:text-indent="0in" style:auto-text-indent="false"/>
    </style:style>
    <style:style style:name="P113" style:family="paragraph" style:parent-style-name="List_20_Number" style:list-style-name="WW8Num29">
      <style:paragraph-properties fo:margin-left="0in" fo:margin-right="0in" fo:text-indent="0in" style:auto-text-indent="false"/>
    </style:style>
    <style:style style:name="P114" style:family="paragraph" style:parent-style-name="List_20_Number" style:list-style-name="WW8Num29">
      <style:paragraph-properties fo:margin-left="0in" fo:margin-right="0in" fo:text-indent="0in" style:auto-text-indent="false"/>
    </style:style>
    <style:style style:name="P115" style:family="paragraph" style:parent-style-name="List_20_Number">
      <style:paragraph-properties fo:margin-left="0.5in" fo:margin-right="0in" fo:text-indent="0in" style:auto-text-indent="false"/>
    </style:style>
    <style:style style:name="P11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9"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0"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21"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22"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23" style:family="paragraph" style:parent-style-name="List_20_Number">
      <style:paragraph-properties fo:margin-left="1in" fo:margin-right="0in" fo:text-indent="0in" style:auto-text-indent="false">
        <style:tab-stops>
          <style:tab-stop style:position="1.15in"/>
        </style:tab-stops>
      </style:paragraph-properties>
    </style:style>
    <style:style style:name="P124" style:family="paragraph" style:parent-style-name="List_20_Number">
      <style:paragraph-properties fo:margin-left="1in" fo:margin-right="0in" fo:text-indent="0in" style:auto-text-indent="false">
        <style:tab-stops>
          <style:tab-stop style:position="1.15in"/>
        </style:tab-stops>
      </style:paragraph-properties>
    </style:style>
    <style:style style:name="P125" style:family="paragraph" style:parent-style-name="List_20_Number">
      <style:paragraph-properties fo:margin-left="1in" fo:margin-right="0in" fo:text-indent="0in" style:auto-text-indent="false">
        <style:tab-stops>
          <style:tab-stop style:position="1.15in"/>
        </style:tab-stops>
      </style:paragraph-properties>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style>
    <style:style style:name="P127"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28"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3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3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3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3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34"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style:font-style-asian="normal" style:font-style-complex="normal"/>
    </style:style>
    <style:style style:name="P135" style:family="paragraph" style:parent-style-name="Contents_20_2">
      <style:paragraph-properties>
        <style:tab-stops>
          <style:tab-stop style:position="5.5252in" style:type="right" style:leader-style="dotted" style:leader-text="."/>
        </style:tab-stops>
      </style:paragraph-properties>
    </style:style>
    <style:style style:name="P136"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7"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8"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9"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0"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1"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2"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3"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5" style:family="paragraph" style:parent-style-name="Contents_20_3">
      <style:paragraph-properties>
        <style:tab-stops>
          <style:tab-stop style:position="5.3583in" style:type="right" style:leader-style="dotted" style:leader-text="."/>
        </style:tab-stops>
      </style:paragraph-properties>
    </style:style>
    <style:style style:name="P146" style:family="paragraph" style:parent-style-name="Text_20_body" style:list-style-name="WW8Num19">
      <style:text-properties fo:color="#000000"/>
    </style:style>
    <style:style style:name="P147" style:family="paragraph" style:parent-style-name="Text_20_body" style:list-style-name="WW8Num19">
      <style:text-properties fo:color="#000000"/>
    </style:style>
    <style:style style:name="P148" style:family="paragraph" style:parent-style-name="Text_20_body" style:list-style-name="WW8Num19">
      <style:text-properties fo:color="#000000"/>
    </style:style>
    <style:style style:name="P149" style:family="paragraph" style:parent-style-name="Text_20_body" style:list-style-name="L11"/>
    <style:style style:name="P150" style:family="paragraph" style:parent-style-name="Text_20_body" style:list-style-name="L11"/>
    <style:style style:name="P151" style:family="paragraph" style:parent-style-name="Text_20_body" style:list-style-name="L11"/>
    <style:style style:name="P152" style:family="paragraph" style:parent-style-name="Text_20_body" style:list-style-name="L11"/>
    <style:style style:name="P153" style:family="paragraph" style:parent-style-name="Text_20_body" style:list-style-name="L11"/>
    <style:style style:name="P154" style:family="paragraph" style:parent-style-name="Text_20_body" style:list-style-name="L11"/>
    <style:style style:name="P155" style:family="paragraph" style:parent-style-name="Text_20_body" style:list-style-name="L11"/>
    <style:style style:name="P156" style:family="paragraph" style:parent-style-name="Text_20_body" style:list-style-name="WW8Num19">
      <style:paragraph-properties fo:margin-left="0.5in" fo:margin-right="0in" fo:text-indent="0in" style:auto-text-indent="false"/>
      <style:text-properties fo:color="#000000"/>
    </style:style>
    <style:style style:name="P157" style:family="paragraph" style:parent-style-name="Text_20_body" style:list-style-name="WW8Num19">
      <style:paragraph-properties fo:margin-left="0.5in" fo:margin-right="0in" fo:text-indent="0in" style:auto-text-indent="false"/>
      <style:text-properties fo:color="#000000"/>
    </style:style>
    <style:style style:name="P158" style:family="paragraph" style:parent-style-name="Text_20_body" style:list-style-name="WW8Num33">
      <style:paragraph-properties fo:margin-left="-1.5in" fo:margin-right="0in" fo:text-indent="0in" style:auto-text-indent="false"/>
    </style:style>
    <style:style style:name="P159" style:family="paragraph" style:parent-style-name="Text_20_body" style:list-style-name="WW8Num33">
      <style:paragraph-properties fo:margin-left="-1in" fo:margin-right="0in" fo:text-indent="0in" style:auto-text-indent="false"/>
    </style:style>
    <style:style style:name="P160"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style:font-name="Times New Roman" fo:font-size="12pt" fo:font-weight="normal" style:font-size-asian="12pt" style:font-weight-asian="normal" style:font-size-complex="12pt" style:font-weight-complex="normal"/>
    </style:style>
    <style:style style:name="T10" style:family="text">
      <style:text-properties fo:color="#0000ff" style:font-name="Helv" fo:font-size="10pt" style:font-size-asian="10pt" style:font-name-complex="Helv" style:font-size-complex="10pt"/>
    </style:style>
    <style:style style:name="T11" style:family="text">
      <style:text-properties fo:color="#000000"/>
    </style:style>
    <style:style style:name="T12" style:family="text">
      <style:text-properties fo:color="#000000" style:font-name="Helv" fo:font-size="10pt" style:font-size-asian="10pt" style:font-name-complex="Helv" style:font-size-complex="10pt"/>
    </style:style>
    <style:style style:name="T13" style:family="text">
      <style:text-properties fo:color="#000000" style:font-name-complex="Helv"/>
    </style:style>
    <style:style style:name="T14" style:family="text">
      <style:text-properties fo:color="#000000" fo:font-style="italic" style:font-style-asian="italic" style:font-style-complex="italic"/>
    </style:style>
    <style:style style:name="T15" style:family="text">
      <style:text-properties fo:color="#000000" fo:font-weight="bold" style:font-weight-asian="bold" style:font-weight-complex="bold"/>
    </style:style>
    <style:style style:name="T16" style:family="text">
      <style:text-properties fo:color="#000000" style:font-name="Times New Roman" fo:font-size="16pt" fo:font-weight="bold" style:font-size-asian="16pt" style:font-weight-asian="bold" style:font-size-complex="16pt" style:font-weight-complex="bold"/>
    </style:style>
    <style:style style:name="T17" style:family="text">
      <style:text-properties fo:color="#000000" fo:font-style="normal" style:font-style-asian="normal" style:font-style-complex="normal"/>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fo:color="#000000" style:font-name="Times" fo:font-size="12pt" fo:font-weight="normal" style:font-size-asian="12pt" style:font-weight-asian="normal" style:font-size-complex="12pt" style:font-weight-complex="normal"/>
    </style:style>
    <style:style style:name="T21" style:family="text">
      <style:text-properties style:font-weight-complex="bold"/>
    </style:style>
    <style:style style:name="T22" style:family="text">
      <style:text-properties fo:color="#2300dc" style:text-underline-style="none" fo:font-weight="normal" style:font-weight-asian="normal" style:font-weight-complex="normal"/>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style:font-name="Times" fo:font-size="12pt" fo:font-weight="normal" style:font-size-asian="12pt" style:font-weight-asian="normal" style:font-size-complex="12pt" style:font-weight-complex="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style:font-name="Tms Rm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text:start-value="2">
        <style:list-level-properties text:space-before="0.25in" text:min-label-width="0.25in"/>
      </text:list-level-style-number>
      <text:list-level-style-number text:level="2" style:num-suffix=")" style:num-format="1" text:start-value="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text:tab/><text:tab/><text:tab/><text:tab/>XCAT 2.1 on AIX</text:p>
      <text:p text:style-name="P20">Overview</text:p>
      <text:p text:style-name="P40">10/31/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01"><text:a xlink:type="simple" xlink:href="#1.Release Description|outline">1.0 Release Description<text:tab/>1</text:a></text:p>
          <text:p text:style-name="P145"><text:a xlink:type="simple" xlink:href="#1.1.1.xCAT for AIX Support Summary|outline">1.1.1 xCAT for AIX Support Summary<text:tab/>2</text:a></text:p>
          <text:p text:style-name="P145"><text:a xlink:type="simple" xlink:href="#1.1.2.Licensing|outline">1.1.2 Licensing<text:tab/>2</text:a></text:p>
          <text:p text:style-name="P101"><text:a xlink:type="simple" xlink:href="#2. Overview of xCAT support for AIX |outline">2.0 <text:s/>Overview of xCAT support for AIX <text:tab/>2</text:a></text:p>
          <text:p text:style-name="P135"><text:a xlink:type="simple" xlink:href="#2.1.xCAT  Commands|outline">2.1 xCAT <text:s/>Commands<text:tab/>2</text:a></text:p>
          <text:p text:style-name="P135"><text:a xlink:type="simple" xlink:href="#2.2.Database tables|outline">2.2 Database tables<text:tab/>2</text:a></text:p>
          <text:p text:style-name="P135"><text:a xlink:type="simple" xlink:href="#2.3.Object definitions|outline">2.3 Object definitions<text:tab/>3</text:a></text:p>
          <text:p text:style-name="P135"><text:a xlink:type="simple" xlink:href="#2.4.Syslog setup|outline">2.4 Syslog setup<text:tab/>4</text:a></text:p>
          <text:p text:style-name="P135"><text:a xlink:type="simple" xlink:href="#2.5.DNS setup|outline">2.5 DNS setup<text:tab/>4</text:a></text:p>
          <text:p text:style-name="P135"><text:a xlink:type="simple" xlink:href="#2.6.Remote shell setup|outline">2.6 Remote shell setup<text:tab/>5</text:a></text:p>
          <text:p text:style-name="P145"><text:a xlink:type="simple" xlink:href="#2.6.1.Setting up OpenSSH |outline">2.6.1 Setting up OpenSSH <text:tab/>5</text:a></text:p>
          <text:p text:style-name="P135"><text:a xlink:type="simple" xlink:href="#2.7. NTP setup|outline">2.7 <text:s/>NTP setup<text:tab/>6</text:a></text:p>
          <text:p text:style-name="P135"><text:a xlink:type="simple" xlink:href="#2.8.Inventory|outline">2.8 Inventory<text:tab/>7</text:a></text:p>
          <text:p text:style-name="P135"><text:a xlink:type="simple" xlink:href="#2.9.Parallel Commands|outline">2.9 Parallel Commands<text:tab/>7</text:a></text:p>
          <text:p text:style-name="P135"><text:a xlink:type="simple" xlink:href="#2.10. Customization script support|outline">2.10 <text:s/>Customization script support<text:tab/>7</text:a></text:p>
          <text:p text:style-name="P135"><text:a xlink:type="simple" xlink:href="#2.11.Operating system image management|outline">2.11 Operating system image management<text:tab/>7</text:a></text:p>
          <text:p text:style-name="P135"><text:a xlink:type="simple" xlink:href="#2.12.Hardware discovery|outline">2.12 Hardware discovery<text:tab/>8</text:a></text:p>
          <text:p text:style-name="P135"><text:a xlink:type="simple" xlink:href="#2.13.LPAR management|outline">2.13 LPAR management<text:tab/>8</text:a></text:p>
          <text:p text:style-name="P135"><text:a xlink:type="simple" xlink:href="#2.14.Hardware control |outline">2.14 Hardware control <text:tab/>9</text:a></text:p>
          <text:p text:style-name="P135"><text:a xlink:type="simple" xlink:href="#2.15.Remote console support|outline">2.15 Remote console support<text:tab/>9</text:a></text:p>
          <text:p text:style-name="P135"><text:a xlink:type="simple" xlink:href="#2.16.xCAT Notification and Monitoring Plug-in Infrastructure|outline">2.16 xCAT Notification and Monitoring Plug-in Infrastructure<text:tab/>9</text:a></text:p>
          <text:p text:style-name="P101"><text:a xlink:type="simple" xlink:href="#3. Installing xCAT and prerequisite Software|outline">3.0 <text:s/>Installing xCAT and prerequisite Software<text:tab/>10</text:a></text:p>
          <text:p text:style-name="P101"><text:a xlink:type="simple" xlink:href="#4. xCAT on AIX How-Tos|outline">4.0 <text:s/>xCAT on AIX How-Tos<text:tab/>12</text:a></text:p>
          <text:p text:style-name="P135"><text:a xlink:type="simple" xlink:href="#4.1.Installing AIX standalone nodes (using standard NIM rte method)|outline">4.1 Installing AIX standalone nodes (using standard NIM rte method)<text:tab/>12</text:a></text:p>
          <text:p text:style-name="P135"><text:a xlink:type="simple" xlink:href="#4.2.Booting AIX diskless nodes|outline">4.2 Booting AIX diskless nodes<text:tab/>12</text:a></text:p>
          <text:p text:style-name="P135"><text:a xlink:type="simple" xlink:href="#4.3.Cloning AIX nodes (using an AIX mksysb image)|outline">4.3 Cloning AIX nodes (using an AIX mksysb image)<text:tab/>12</text:a></text:p>
          <text:p text:style-name="P101"><text:a xlink:type="simple" xlink:href="#5.References|outline">5.0 References<text:tab/>12</text:a></text:p>
        </text:index-body>
      </text:table-of-content>
      <text:p text:style-name="P24"/>
      <text:h text:style-name="P42" text:outline-level="1">Release Description</text:h>
      <text:p text:style-name="P56">xCAT (Extreme Cluster Administration Tool) is a toolkit that provides support for the deployment and administration of large cluster environments.</text:p>
      <text:p text:style-name="P51">Earlier versions of xCAT have been used to deploy and manage many high end Linux clusters. <text:s/>The new xCAT version 2 is a complete rewrite of xCAT that includes many architectural changes and functional enhancements.</text:p>
      <text:p text:style-name="P52">This document provides an overview of the xCAT 2.1 support for AIX clusters and instructions on how to install xCAT on AIX systems. <text:s/></text:p>
      <text:h text:style-name="Heading_20_3" text:outline-level="3"><text:soft-page-break/>xCAT for AIX Support Summary</text:h>
      <text:p text:style-name="Standard"/>
      <text:p text:style-name="Standard">The support provided by xCAT for AIX clusters includes the following:</text:p>
      <text:list text:style-name="WW8Num10">
        <text:list-item>
          <text:p text:style-name="P136">Deploying AIX diskless and standalone nodes.</text:p>
        </text:list-item>
        <text:list-item>
          <text:p text:style-name="P136">Automation of AIX NIM setup.</text:p>
        </text:list-item>
        <text:list-item>
          <text:p text:style-name="P80">Support for AIX 5.3 and higher releases.</text:p>
        </text:list-item>
        <text:list-item>
          <text:p text:style-name="P136">Operating system image management.</text:p>
        </text:list-item>
        <text:list-item>
          <text:p text:style-name="P136">Support for user-provided customization scripts.</text:p>
        </text:list-item>
        <text:list-item>
          <text:p text:style-name="P90">Hardware control commands for discovering hardware, gathering MAC addresses, VPD, and environmentals, power control, initiating a network boot, and LPAR creation/deletion. </text:p>
        </text:list-item>
        <text:list-item>
          <text:p text:style-name="P90">Support for POWER 5 and POWER 6 hardware. <text:s/></text:p>
        </text:list-item>
        <text:list-item>
          <text:p text:style-name="P136">Remote console support.</text:p>
        </text:list-item>
        <text:list-item>
          <text:p text:style-name="P80">Parallel remote shell and remote copy commands. </text:p>
        </text:list-item>
        <text:list-item>
          <text:p text:style-name="P136">Monitoring plug-in infrastructure</text:p>
        </text:list-item>
        <text:list-item>
          <text:p text:style-name="P136">RMC monitoring plug-in.</text:p>
        </text:list-item>
        <text:list-item>
          <text:p text:style-name="P80">Notification infrastructure which lets users monitor xCAT database table changes. </text:p>
        </text:list-item>
        <text:list-item>
          <text:p text:style-name="P136">Predefined conditions, responses and sensors.</text:p>
        </text:list-item>
        <text:list-item>
          <text:p text:style-name="P136">Automatic setup for syslog, remote shell, DNS, and ntp for both the xCAT management node and the cluster nodes.</text:p>
        </text:list-item>
        <text:list-item>
          <text:p text:style-name="P90">xCAT cluster data stored in a relational database.</text:p>
        </text:list-item>
        <text:list-item>
          <text:p text:style-name="P90">Commands to manipulate the xCAT database tables directly.</text:p>
        </text:list-item>
        <text:list-item>
          <text:p text:style-name="P80">Commands to manage xCAT data object definitions.</text:p>
        </text:list-item>
        <text:list-item>
          <text:p text:style-name="P80">Documentation and “<text:span text:style-name="T6">man</text:span>” pages.</text:p>
        </text:list-item>
      </text:list>
      <text:h text:style-name="Heading_20_3" text:outline-level="3">Licensing</text:h>
      <text:p text:style-name="Text_20_body_20_indent">xCAT 2.0 <text:s/>is open source software with an EPL license. <text:s/>For license information visit:</text:p>
      <text:p text:style-name="P25"><text:s text:c="18"/><text:span text:style-name="T10">http://www.opensource.org/licenses/eclipse-1.0.php</text:span><text:span text:style-name="T12"> </text:span></text:p>
      <text:p text:style-name="P25"/>
      <text:h text:style-name="Heading_20_1" text:outline-level="1"><text:span text:style-name="T9"><text:s/></text:span><text:span text:style-name="T16">Overview of xCAT support for AIX </text:span><text:bookmark-start text:name="_Ref180900458"/></text:h>
      <text:h text:style-name="Heading_20_2" text:outline-level="2">xCAT <text:s/>Commands<text:bookmark-end text:name="_Ref180900458"/></text:h>
      <text:p text:style-name="P12"><text:span text:style-name="T11">See</text:span><text:span text:style-name="T8"> <text:s/></text:span><text:a xlink:type="simple" xlink:href="http://xcat.sf.net/man1/xcat.1.html">http://xcat.sf.net/man1/xcat.1.html</text:a><text:span text:style-name="T8"> </text:span><text:span text:style-name="T11">for a description of all the supported xCAT commands. (Summaries and links to </text:span><text:span text:style-name="T15">man</text:span><text:span text:style-name="T11"> pages.)</text:span></text:p>
      <text:p text:style-name="P13">Note that some of the commands listed above are applicable only to xCAT for Linux support.</text:p>
      <text:h text:style-name="Heading_20_2"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Standard"><text:soft-page-break/><text:span text:style-name="T18">See </text:span><text:a xlink:type="simple" xlink:href="http://xcat.sf.net/man5/xcatdb.5.html"><text:span text:style-name="T22">http://xcat.sf.net/man5/xcatdb.5.html</text:span></text:a><text:span text:style-name="T18"> </text:span><text:a xlink:type="simple" xlink:href="http://xcat.sf.net/man5/xcatdb.5.html"><text:span text:style-name="T19">for a description of the xCAT tables.</text:span></text:a></text:p>
      <text:p text:style-name="P29"/>
      <text:p text:style-name="Standard">To manage these tables directly, xCAT provides the <text:span text:style-name="T6">chtab, tabdump, tabrestore</text:span>, and <text:span text:style-name="T6">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21">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26"/>
      <text:p text:style-name="P26">The following data object types are currently supported.</text:p>
      <text:list text:style-name="WW8Num17">
        <text:list-item>
          <text:p text:style-name="P65"><text:span text:style-name="T7">site</text:span> - Cluster-wide information. All the data is stored in the <text:span text:style-name="T2">site</text:span> table. </text:p>
        </text:list-item>
        <text:list-item>
          <text:p text:style-name="P65"><text:span text:style-name="T7">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65"><text:span text:style-name="T7">network</text:span> - A description of a unique network. <text:s/>This data is stored in the <text:span text:style-name="T2">networks</text:span> table. </text:p>
        </text:list-item>
        <text:list-item>
          <text:p text:style-name="P65"><text:span text:style-name="T7">monitoring</text:span> - A description of a monitoring plugin. <text:s/>This data is stored in the <text:span text:style-name="T2">monitoring </text:span>table.</text:p>
        </text:list-item>
        <text:list-item>
          <text:p text:style-name="P69"><text:span text:style-name="T6">notification</text:span> - <text:s/>Defines <text:span text:style-name="T13">the Perl modules and commands that will get called for changes in certain xCAT database tables. <text:s/></text:span>The data is stored in the <text:span text:style-name="T2">notification</text:span> table.<text:span text:style-name="T13"> </text:span></text:p>
        </text:list-item>
        <text:list-item>
          <text:p text:style-name="P65"><text:span text:style-name="T7">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71"><text:span text:style-name="T7">osimage</text:span> – Defines a unique operating system image and related resources that are required for xCAT to deploy a cluster node.</text:p>
        </text:list-item>
        <text:list-item>
          <text:p text:style-name="P71"><text:span text:style-name="T7">policy</text:span> - Controls who has authority to run specific xCAT operations.</text:p>
        </text:list-item>
      </text:list>
      <text:p text:style-name="P27"/>
      <text:p text:style-name="Standard">There are four basic xCAT commands that may be used to manage any of the data object definitions.</text:p>
      <text:list text:style-name="WW8Num15">
        <text:list-item>
          <text:p text:style-name="P96"><text:span text:style-name="T7">mkdef</text:span> – Make data object definitions.</text:p>
        </text:list-item>
        <text:list-item>
          <text:p text:style-name="P94"><text:span text:style-name="T7">chdef</text:span> - Change data object definitions.</text:p>
        </text:list-item>
        <text:list-item>
          <text:p text:style-name="P94"><text:soft-page-break/><text:span text:style-name="T7">lsdef</text:span> - List data object definitions.</text:p>
        </text:list-item>
        <text:list-item>
          <text:p text:style-name="P97"><text:span text:style-name="T7">rmdef</text:span> - Remove data object definitions.</text:p>
        </text:list-item>
      </text:list>
      <text:p text:style-name="Standard">In addition to the standard command line input and output the <text:span text:style-name="T6">mkdef</text:span>, <text:span text:style-name="T6">chdef</text:span>, and <text:span text:style-name="T6">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2">cat mystanzafile <text:s/>| mkdef <text:s/>-z</text:p>
      <text:list text:style-name="WW8Num4" text:continue-numbering="true">
        <text:list-header>
          <text:p text:style-name="P6"/>
        </text:list-header>
        <text:list-item>
          <text:p text:style-name="List_20_Number_20_2">To write all node definitions to a stanza file.</text:p>
          <text:p text:style-name="P7">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6">xcatstanzafile</text:span> <text:span text:style-name="T6">man</text:span> page.</text:p>
      <text:h text:style-name="Heading_20_2" text:outline-level="2">Syslog setup</text:h>
      <text:p text:style-name="P31">x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P37">If you do not wish to have <text:span text:style-name="T7">syslog</text:span> set up on the nodes you must remove the “syslog” script from the “xcatdefaults” entry in the xCAT “postscripts” table. <text:s/><text:span text:style-name="_20_Char">You can change the “</text:span><text:span text:style-name="_20_Char"><text:span text:style-name="T3">xcatdefaults</text:span></text:span><text:span text:style-name="_20_Char">” setting by using the xCAT </text:span><text:span text:style-name="_20_Char"><text:span text:style-name="T7">chtab</text:span></text:span><text:span text:style-name="_20_Char"> or </text:span><text:span text:style-name="_20_Char"><text:span text:style-name="T7">tabedit</text:span></text:span><text:span text:style-name="_20_Char"> command.</text:span></text:p>
      <text:h text:style-name="Heading_20_2" text:outline-level="2">DNS setup</text:h>
      <text:p text:style-name="Standard">To setup the management Node as the DNS name server.</text:p>
      <text:p text:style-name="Standard"/>
      <text:p text:style-name="Text_20_body">Set nameserver, and forwarders <text:s/>in the site table:</text:p>
      <text:p text:style-name="Code">chtab key=nameservers site.value=mn20 # IP or name of mgmt node</text:p>
      <text:p text:style-name="Code">chtab key=forwarders site.value=9.14.8.1,9.14.8.2 # site DNS servers</text:p>
      <text:p text:style-name="Code"/>
      <text:p text:style-name="Code"><text:s/>Edit /etc/hosts and add all nodes and their ip addresses, that will need name resolution. </text:p>
      <text:p text:style-name="Code"/>
      <text:p text:style-name="Text_20_body"/>
      <text:p text:style-name="Text_20_body">Set up /etc/resolv.conf:</text:p>
      <text:p text:style-name="Code">search &lt;domain name&gt;</text:p>
      <text:p text:style-name="Code">nameserver mn20</text:p>
      <text:p text:style-name="Code"/>
      <text:p text:style-name="Text_20_body">Set up your xCAT networks table. </text:p>
      <text:p text:style-name="Code"/>
      <text:p text:style-name="Code"><text:soft-page-break/><text:s/>Your network and mask value needs to be defined, for makedns to use to setup the correct ip range for the management node to serve. </text:p>
      <text:p text:style-name="Code"/>
      <text:p text:style-name="Text_20_body">Run:</text:p>
      <text:p text:style-name="Code">makedns – creates the /etc/named.conf file and populates the /var/named directory with resolution files. </text:p>
      <text:p text:style-name="P62"/>
      <text:p text:style-name="P18">Start DNS:</text:p>
      <text:p text:style-name="P18"/>
      <text:p text:style-name="Code">startsrc -s named </text:p>
      <text:p text:style-name="P37"/>
      <text:h text:style-name="Heading_20_2" text:outline-level="2">Remote shell setup</text:h>
      <text:p text:style-name="Standard"/>
      <text:p text:style-name="Text_20_body">The <text:span text:style-name="T6">xdsh, xdcp, </text:span>or<text:span text:style-name="T6"> xdshbak</text:span><text:span text:style-name="T8"> </text:span>commands require that you have either <text:span text:style-name="T6">ssh</text:span> or <text:span text:style-name="T6">rsh </text:span><text:span text:style-name="T24">configured.</text:span> <text:s text:c="2"/>The <text:span text:style-name="T7">psh</text:span> command requires <text:span text:style-name="T7">ssh</text:span>. The xCAT on AIX support will automatically configure <text:span text:style-name="T7">rsh</text:span> by default. <text:s/>If you wish to have <text:span text:style-name="T7">ssh</text:span> configured, follow the instructions below. </text:p>
      <text:h text:style-name="P63" text:outline-level="3">Setting up OpenSSH </text:h>
      <text:p text:style-name="Text_20_body">To setup the remote shell during the node installation:</text:p>
      <text:list text:style-name="WW8Num19">
        <text:list-item>
          <text:p text:style-name="P146">Update the site table. <text:s/></text:p>
          <text:p text:style-name="P156"><text:span text:style-name="T7">rsh</text:span> is setup by default. To request the setup of <text:span text:style-name="T7">ssh</text:span> instead of <text:span text:style-name="T7">rsh</text:span>, set the <text:span text:style-name="T3">useSSHonAIX</text:span> attribute in the site table to “yes” or “1”.</text:p>
        </text:list-item>
        <text:list-item>
          <text:p text:style-name="P146">Update the poscripts table</text:p>
          <text:p text:style-name="P156">Add <text:span text:style-name="T3">aixremoteshell</text:span> to the list of <text:span text:style-name="T3">xcatdefaults</text:span> postscripts to be run in the postscripts table. It should be added after the <text:span text:style-name="T3">syslog</text:span> postscript. <text:s/><text:span text:style-name="T3">aixremoteshell</text:span> will setup either <text:span text:style-name="T7">rsh</text:span> or <text:span text:style-name="T7">ssh</text:span> depending on the setting of the <text:span text:style-name="T3">useSSHonAIX</text:span> attribute in the site table. </text:p>
        </text:list-item>
      </text:list>
      <text:p text:style-name="Text_20_body">The <text:span text:style-name="T3">aixremoteshell</text:span> script will setup the capability to <text:span text:style-name="T7">ssh</text:span> from the Management Node to the nodes as root without being prompted for a password. <text:s text:c="2"/>This is required for using <text:span text:style-name="T7">xdsh</text:span> and <text:span text:style-name="T7">xdcp</text:span> with <text:span text:style-name="T7">ssh</text:span>. <text:s text:c="2"/></text:p>
      <text:p text:style-name="Text_20_body">If you also require root to be able to ssh from the nodes to the Management node and between nodes, <text:s/>then after the install and ssh is setup by <text:span text:style-name="T3">aixremoteshell</text:span>, <text:s/>run the following command to all, or any group of nodes that needs this capability. <text:s text:c="2"/>This will transfer the private ssh key to the nodes. <text:s/></text:p>
      <text:p text:style-name="Text_20_body"><text:s/>Note: there are security risks with doing this, in that if root on <text:s/>one node is compromised, <text:s/>root can login to any node in the system without a password. </text:p>
      <text:p text:style-name="P61">xdcp &lt;nodegroup&gt; <text:s/>/.ssh/id_rsa /.ssh/id_rsa</text:p>
      <text:list text:style-name="WW8Num19">
        <text:list-item text:start-value="1">
          <text:p text:style-name="P146">Install OpenSSH &amp; OpenSSL software.</text:p>
        </text:list-item>
      </text:list>
      <text:p text:style-name="P1"><text:soft-page-break/><text:span text:style-name="T11">Because </text:span><text:span text:style-name="Strong_20_Emphasis"><text:span text:style-name="T11">OpenSSH</text:span></text:span><text:span text:style-name="T11"> and its prerequisite </text:span><text:span text:style-name="Strong_20_Emphasis"><text:span text:style-name="T11">OpenSSL</text:span></text:span><text:span text:style-name="T11"> are not installed with base AIX, you will have to install this additional software on the xCAT management node and the AIX cluster nodes. <text:s/></text:span></text:p>
      <text:p text:style-name="P3"/>
      <text:p text:style-name="P3">The latest versions of the software are available from the AIX Expansion Pack. <text:s text:c="2"/>The software is also available to download from the following sites.</text:p>
      <text:p text:style-name="P3"/>
      <text:p text:style-name="P5">OpenSSL</text:p>
      <text:p text:style-name="P38"><text:s text:c="9"/>https://www14.software.ibm.com/webapp/iwm/web/preLogin.do?source=aixbp</text:p>
      <text:p text:style-name="P32"><text:tab/>OpenSSH</text:p>
      <text:p text:style-name="P32"><text:tab/>http://sourceforge.net/projects/openssh-aix</text:p>
      <text:p text:style-name="P5"/>
      <text:p text:style-name="P4"><text:span text:style-name="T23">This software could be installed on the nodes during the initial node installation using NIM or you could just copy the packages to the node and use the standard </text:span>installp<text:span text:style-name="T23"> command. <text:s/>See the AIX NIM documentation for details.</text:span></text:p>
      <text:h text:style-name="Heading_20_2" text:outline-level="2"><text:s/><text:span text:style-name="T11">NTP setup</text:span></text:h>
      <text:p text:style-name="P31"/>
      <text:p text:style-name="P51">To enable the NTP services on the cluster, <text:s/>first configure NTP on the management node and start ntpd.</text:p>
      <text:p text:style-name="P51">Next set the “<text:span text:style-name="T5">ntpservers”</text:span> attribute in the site table. <text:s/>Whatever time servers are listed in this attribute will be used by all the nodes that boot directly from the management node. </text:p>
      <text:p text:style-name="P51">If <text:s/>your nodes have access to the internet you can use the global servers:</text:p>
      <text:p text:style-name="P59">chtab key=ntpservers site.value=0.north-america.pool.ntp.org,1.northamerica.pool.ntp.org,2.north-america.pool.ntp.org,3.northamerica.pool.ntp.org</text:p>
      <text:p text:style-name="P58"/>
      <text:p text:style-name="P51">If the nodes do not have a connection to the internet (or you just want them to get their time from the management node for another reason), <text:s/>you can use your management node as the NTP server.</text:p>
      <text:p text:style-name="P59">chtab key=ntpservers site.value=mn20 <text:s/># name or IP of mgmt node </text:p>
      <text:p text:style-name="P52">To have xCAT automatically set up ntp on the cluster nodes you can add “<text:span text:style-name="T3">setupntp</text:span>” <text:s/>to the “ <text:span text:style-name="T3">xcatdefaults</text:span>” entry in the <text:span text:style-name="T3">postcripts</text:span> table. The “ <text:span text:style-name="T3">xcatdefaults</text:span>” entry is a list of xCAT customization scripts that are automatically run during node deployment. Add “ <text:span text:style-name="T3">setupntp</text:span>” after the “<text:span text:style-name="T3">syslog” </text:span><text:span text:style-name="T26">entry. <text:s/>You can use the </text:span><text:span text:style-name="T27">chtab</text:span><text:span text:style-name="T26"> or </text:span><text:span text:style-name="T27">tabedit</text:span><text:span text:style-name="T26"> command to modify the </text:span><text:span text:style-name="T3">postscripts</text:span><text:span text:style-name="T26"> table.</text:span></text:p>
      <text:p text:style-name="P53">For example.</text:p>
      <text:p text:style-name="P52"><text:span text:style-name="T8"><text:tab/></text:span><text:span text:style-name="T3">chtab node=xcatdefaults postscripts.postscripts=syslog,aixremoteshell,setupntp</text:span></text:p>
      <text:p text:style-name="P55"/>
      <text:h text:style-name="P60" text:outline-level="2"><text:soft-page-break/>Inventory</text:h>
      <text:p text:style-name="P57">The sinv command is designed to check the software and firmware configuration of nodes in a cluster or the diskless image. <text:s/>The command takes as input command line flags and one or more templates which will be compared against the output of a xdsh command run on the nodes. The nodes will then be grouped according to the template they matched and a report returned to the administrator. Whether root is required, depends on the required permission on the command to run.</text:p>
      <text:p text:style-name="P57">See the sinv man page for parameters and examples. </text:p>
      <text:p text:style-name="P64"/>
      <text:h text:style-name="P60" text:outline-level="2">Parallel Commands</text:h>
      <text:p text:style-name="P54">The <text:span text:style-name="T7">xdsh</text:span> and <text:span text:style-name="T7">xdcp</text:span> command are provided to support parallel remote command execution and copy in the xCAT cluster. <text:s/>These commands are integrated with the xCAT database and daemon.</text:p>
      <text:p text:style-name="P54">See the man pages for <text:span text:style-name="T7">xdsh</text:span> and <text:span text:style-name="T7">xdcp</text:span> for parameters and examples. </text:p>
      <text:h text:style-name="P43" text:outline-level="2"><text:s/>Customization script support</text:h>
      <text:p text:style-name="Standard"><text:span text:style-name="_20_Char"><text:span text:style-name="T11">xCAT supports the automatic running of user-provided customization scripts on the nodes when they are deployed (installed or booted).</text:span></text:span></text:p>
      <text:p text:style-name="Standard"><text:span text:style-name="_20_Char"><text:span text:style-name="T11"/></text:span></text:p>
      <text:p text:style-name="Standard"><text:span text:style-name="_20_Char"><text:span text:style-name="T11">To have your script run on the nodes:</text:span></text:span></text:p>
      <text:list text:style-name="L1">
        <text:list-item>
          <text:p text:style-name="P78"><text:span text:style-name="_20_Char"><text:span text:style-name="T11">Put a copy of your script in /install/postscripts on the xCAT management node. <text:s/>(Make sure it is executable.)</text:span></text:span></text:p>
        </text:list-item>
        <text:list-item>
          <text:p text:style-name="P78"><text:span text:style-name="_20_Char"><text:span text:style-name="T11">Set the “postscripts” attribute of the node or group definition to include a comma separated list of the scripts that you want to be executed on the nodes. For example, if you want to have your two scripts called “foo” and “bar” run on node “</text:span></text:span><text:span text:style-name="_20_Char"><text:span text:style-name="T14">node01</text:span></text:span><text:span text:style-name="_20_Char"><text:span text:style-name="T11">” you could use the </text:span></text:span><text:span text:style-name="_20_Char"><text:span text:style-name="T15">chdef</text:span></text:span><text:span text:style-name="_20_Char"><text:span text:style-name="T11"> command as follows.</text:span></text:span></text:p>
        </text:list-item>
      </text:list>
      <text:p text:style-name="Standard"><text:span text:style-name="_20_Char"><text:span text:style-name="T11"/></text:span></text:p>
      <text:p text:style-name="Standard"><text:span text:style-name="_20_Char"><text:span text:style-name="T11"><text:tab/><text:tab/></text:span></text:span><text:span text:style-name="_20_Char"><text:span text:style-name="T14">chdef -t node -o node01 postscripts=foo,bar</text:span></text:span></text:p>
      <text:p text:style-name="Standard"><text:span text:style-name="_20_Char"><text:span text:style-name="T14"/></text:span></text:p>
      <text:p text:style-name="P1"><text:span text:style-name="_20_Char"><text:span text:style-name="T17">The order of the scripts in the list determines the order in which they will be run.</text:span></text:span></text:p>
      <text:p text:style-name="Standard"><text:span text:style-name="_20_Char"><text:span text:style-name="T11"/></text:span></text:p>
      <text:p text:style-name="Standard"><text:span text:style-name="_20_Char"><text:span text:style-name="T11">xCAT also runs some basic scripts to do default node configuration. <text:s/>You can see what default scripts xCAT will run by looking at the “</text:span></text:span><text:span text:style-name="_20_Char"><text:span text:style-name="T14">xcatdefaults</text:span></text:span><text:span text:style-name="_20_Char"><text:span text:style-name="T11">” entry in the xCAT “postscripts” database table. ( I.e. Run “</text:span></text:span><text:span text:style-name="_20_Char"><text:span text:style-name="T14">tabdump postscripts</text:span></text:span><text:span text:style-name="_20_Char"><text:span text:style-name="T11">”.). <text:s/>You can change the “</text:span></text:span><text:span text:style-name="_20_Char"><text:span text:style-name="T14">xcatdefaults</text:span></text:span><text:span text:style-name="_20_Char"><text:span text:style-name="T11">” setting by using the xCAT </text:span></text:span><text:span text:style-name="_20_Char"><text:span text:style-name="T15">chtab</text:span></text:span><text:span text:style-name="_20_Char"><text:span text:style-name="T11"> or </text:span></text:span><text:span text:style-name="_20_Char"><text:span text:style-name="T15">tabedit</text:span></text:span><text:span text:style-name="_20_Char"><text:span text:style-name="T11"> command.</text:span></text:span></text:p>
      <text:h text:style-name="P43" text:outline-level="2">Operating system image management</text:h>
      <text:p text:style-name="P31"/>
      <text:p text:style-name="P31">xCAT for AIX includes support for managing different “flavors” of operating system images that may be used to deploy the cluster nodes. <text:s text:c="2"/>Each unique “flavor” is described in an xCAT “<text:span text:style-name="T3">osimage</text:span>” object definition. <text:s text:c="2"/>An <text:span text:style-name="T3">osimage</text:span> definition includes the information that xCAT needs to deploy a node. <text:s text:c="2"/></text:p>
      <text:p text:style-name="P31"><text:soft-page-break/></text:p>
      <text:p text:style-name="P31">The specific contents of an <text:span text:style-name="T3">osimage</text:span> definition will vary depending on the type of OS image and how it will be deployed.</text:p>
      <text:p text:style-name="P31"/>
      <text:p text:style-name="P31">When dealing with AIX systems the xCAT <text:span text:style-name="T3">osimage</text:span> definition is typically created automatically when using xCAT commands (<text:span text:style-name="T7">mknimimage</text:span>) to create the AIX/NIM resources that are needed to deploy the nodes. <text:s text:c="2"/>The definition may be modified, listed, and removed as needed using the xCAT <text:span text:style-name="T7">mkdef</text:span>. <text:span text:style-name="T7">chdef</text:span>, <text:span text:style-name="T7">lsdef</text:span>, and <text:span text:style-name="T7">rmdef</text:span> commands.</text:p>
      <text:p text:style-name="P31"/>
      <text:p text:style-name="P31">An <text:span text:style-name="T3">osimage</text:span> may be associated with multiple nodes. <text:s text:c="2"/>The “<text:span text:style-name="T3">profile</text:span>” attribute value for a node is set to the name of the <text:span text:style-name="T3">osimage</text:span> that will be used to deploy the node.</text:p>
      <text:p text:style-name="P31"/>
      <text:p text:style-name="Standard"><text:span text:style-name="T11">The </text:span><text:span text:style-name="T14">osimage</text:span><text:span text:style-name="T11"> definition is used by the relevant xCAT commands (ex. </text:span><text:span text:style-name="T15">mkdsklsnode</text:span><text:span text:style-name="T11">, </text:span><text:span text:style-name="T15">nimnodeset</text:span><text:span text:style-name="T11">) to automatically determine what setup must be done to deploy a node with the specified OS image.</text:span></text:p>
      <text:h text:style-name="P45" text:outline-level="2">Hardware discovery</text:h>
      <text:p text:style-name="P19">There are several xCAT commands that can be used to gather information about cluster hardware. </text:p>
      <text:p text:style-name="P50"/>
      <text:list text:style-name="L2">
        <text:list-item>
          <text:p text:style-name="P85"><text:span text:style-name="T6">rinv</text:span> <text:s/>- Retrieves hardware configuration information for a single or range of nodes and groups. </text:p>
        </text:list-item>
      </text:list>
      <text:p text:style-name="P10"/>
      <text:list text:style-name="L3">
        <text:list-item>
          <text:p text:style-name="P86"><text:span text:style-name="T6">rvitals</text:span> - Retrieves hardware vital information for a single or range of nodes and groups. </text:p>
        </text:list-item>
      </text:list>
      <text:p text:style-name="P17"/>
      <text:list text:style-name="L4">
        <text:list-item>
          <text:p text:style-name="P87"><text:span text:style-name="T6">lsslp</text:span> - Queries selected networked services information within the same subnet. If the HMC/IVM that you are interested in discovering is on the same subnet as your Management Node, you can run the <text:span text:style-name="T7">lsslp </text:span>to discover and add this hardware to the xCAT database. </text:p>
        </text:list-item>
      </text:list>
      <text:p text:style-name="P19"/>
      <text:p text:style-name="P1">Note that the dependent programs <text:span text:style-name="T7">slp_query</text:span> and <text:span text:style-name="T7">libslp_client.so </text:span>are compiled modules required to perform SLP broadcasts. These modules can be obtained by posting a request to the xCAT mailing list (please specify the target O/S in the request). </text:p>
      <text:p text:style-name="P10"/>
      <text:list text:style-name="L5">
        <text:list-item>
          <text:p text:style-name="P88"><text:span text:style-name="T6">rscan</text:span> - Collects node information from one or more hardware control points.</text:p>
        </text:list-item>
      </text:list>
      <text:p text:style-name="P10"/>
      <text:list text:style-name="L6">
        <text:list-item>
          <text:p text:style-name="P89"><text:span text:style-name="T6">getmacs</text:span> – Gathers adapter MAC information from cluster nodes.</text:p>
        </text:list-item>
      </text:list>
      <text:p text:style-name="P1">For example:</text:p>
      <text:p text:style-name="P1"/>
      <text:h text:style-name="P43" text:outline-level="2">LPAR management</text:h>
      <text:p text:style-name="P31">xCAT commands can be used to help manage the configuration of POWER 5 and POWER 6 logical partitions.</text:p>
      <text:p text:style-name="P31"><text:soft-page-break/></text:p>
      <text:p text:style-name="P31">You can:</text:p>
      <text:list text:style-name="L7">
        <text:list-item>
          <text:p text:style-name="P73">Create new diskless partition(s) with the same profile/resources as an existing partition. (See the <text:span text:style-name="T7">mkvm</text:span> command.)</text:p>
        </text:list-item>
        <text:list-item>
          <text:p text:style-name="P73">Duplicate all the partitions associated with one CEC in another CEC (with the same HMC). (See the <text:span text:style-name="T7">mkvm</text:span> command.)</text:p>
        </text:list-item>
        <text:list-item>
          <text:p text:style-name="P73">List partition profiles. (See the <text:span text:style-name="T7">lsvm</text:span> command.)</text:p>
        </text:list-item>
        <text:list-item>
          <text:p text:style-name="P73">Modify partition profiles. (See the <text:span text:style-name="T7">chvm</text:span> command.)</text:p>
        </text:list-item>
        <text:list-item>
          <text:p text:style-name="P73">Remove partitions. (See the <text:span text:style-name="T7">rmvm</text:span> command.) </text:p>
        </text:list-item>
      </text:list>
      <text:p text:style-name="P31"/>
      <text:h text:style-name="P43" text:outline-level="2">Hardware control </text:h>
      <text:list text:style-name="L8">
        <text:list-header>
          <text:p text:style-name="P98">The following xCAT commands can be used to control cluster hardware. </text:p>
        </text:list-header>
      </text:list>
      <text:p text:style-name="P50"/>
      <text:list text:style-name="L9">
        <text:list-item>
          <text:p text:style-name="P99"><text:span text:style-name="List_20_Number_20_Char"><text:span text:style-name="T6">rnetboot</text:span></text:span><text:span text:style-name="List_20_Number_20_Char"> </text:span>– Initiate a network boot request on one or more cluster nodes.</text:p>
        </text:list-item>
      </text:list>
      <text:p text:style-name="P9"/>
      <text:list text:style-name="L10">
        <text:list-item>
          <text:p text:style-name="P100"><text:span text:style-name="T6">rpower</text:span> – Boots, resets, powers on and off, and queries node hardware, and devices.</text:p>
        </text:list-item>
      </text:list>
      <text:h text:style-name="P43" text:outline-level="2">Remote console support</text:h>
      <text:p text:style-name="Text_20_body">You can open a remote console using the xCAT <text:span text:style-name="T6">rcons</text:span> command. <text:s/>This command requires that you have <text:span text:style-name="T7">conserver</text:span> installed and configured. <text:s/></text:p>
      <text:p text:style-name="Standard">To configure conserver: </text:p>
      <text:p text:style-name="P14">Set the “cons” attribute of the node definitions to “hmc”.</text:p>
      <text:list text:style-name="WW8Num33">
        <text:list-header>
          <text:p text:style-name="P158"><text:tab/><text:tab/><text:span text:style-name="T3">chdef -t node -o aixnodes cons=hmc</text:span></text:p>
          <text:p text:style-name="P159">Run the xCAT command. </text:p>
        </text:list-header>
      </text:list>
      <text:p text:style-name="P15"><text:tab/>makeconservercf</text:p>
      <text:p text:style-name="P14">Kill the conserver daemon if it is running, and restart it:</text:p>
      <text:p text:style-name="P15"><text:tab/>conserver &amp;</text:p>
      <text:p text:style-name="P14">(You may need to add /opt/freeware/bin and /opt/freeware/sbin to your PATH first).</text:p>
      <text:p text:style-name="P14">For example, to start a console for <text:span text:style-name="T3">node01</text:span>.</text:p>
      <text:p text:style-name="P16"><text:span text:style-name="T3"><text:tab/></text:span><text:span text:style-name="T14">rcons node01</text:span> <text:s/></text:p>
      <text:h text:style-name="Heading_20_2" text:outline-level="2">xCAT Notification and <text:bookmark-start text:name="_Ref180983260"/>Monitoring Plug-in Infrastructure</text:h>
      <text:p text:style-name="P28"/>
      <text:p text:style-name="P31">There are two monitoring infrastructures introduced in xCAT 2. The <text:span text:style-name="T4">xCAT Monitoring Plug-in Infrastructure</text:span> allows you to plug-in one or more third party monitoring software such as Ganglia, RMC, SNMP etc. to monitor the xCAT cluster. The <text:span text:style-name="T4">xCAT Notification Infrastructure</text:span> <text:s/>allows you to watch for the changes in xCAT database tables. <text:s/></text:p>
      <text:p text:style-name="P31"/>
      <text:p text:style-name="P33"><text:soft-page-break/><text:span text:style-name="T11">See “</text:span><text:span text:style-name="T20">xCAT 2 Monitoring Howto” for details. (</text:span><text:span text:style-name="T25"> </text:span><text:a xlink:type="simple" xlink:href="http://xcat.svn.sourceforge.net/svnroot/xcat/xcat-core/trunk/xCAT-client/share/doc/xCAT2-Monitoring.pdf"><text:span text:style-name="T25">http://xcat.svn.sourceforge.net/svnroot/xcat/xcat-core/trunk/xCAT-client/share/doc/xCAT2-Monitoring.pdf)</text:span></text:a></text:p>
      <text:p text:style-name="Text_20_body"><text:s text:c="4"/></text:p>
      <text:h text:style-name="Heading_20_1" text:outline-level="1"><text:s/>Installing xCAT and prerequisite Software</text:h>
      <text:p text:style-name="Text_20_body"/>
      <text:list text:style-name="WW8Num8">
        <text:list-item text:start-value="1">
          <text:p text:style-name="P49">Set up an AIX system to use as an xCAT Management Node</text:p>
          <text:p text:style-name="P11"/>
        </text:list-item>
      </text:list>
      <text:list text:style-name="WW8Num27">
        <text:list-item>
          <text:p text:style-name="P102">Follow AIX documentation and procedures to install and configure the base AIX operating system. (Typically by using the product media.)</text:p>
        </text:list-item>
        <text:list-item>
          <text:p text:style-name="P103">Apply the latest software updates and fixes if needed.</text:p>
        </text:list-item>
        <text:list-item>
          <text:p text:style-name="P103">Install the latest versions of OpenSSL &amp; OpenSSH from the AIX Expansion Pack. <text:s text:c="2"/>This software can also be downloaded from the following sites.</text:p>
        </text:list-item>
      </text:list>
      <text:list text:style-name="WW8Num8" text:continue-numbering="true">
        <text:list-header>
          <text:p text:style-name="P46">OpenSSH: </text:p>
          <text:p text:style-name="P36"><text:a xlink:type="simple" xlink:href="http://sourceforge.net/projects/openssh-aix">http://sourceforge.net/projects/openssh-aix</text:a></text:p>
          <text:p text:style-name="P36"/>
          <text:p text:style-name="P47">OpenSSL:</text:p>
        </text:list-header>
      </text:list>
      <text:p text:style-name="P105"><text:span text:style-name="T28"><text:tab/></text:span><text:a xlink:type="simple" xlink:href="https://www14.software.ibm.com/webapp/iwm/web/preLogin.do?source=aixbp"><text:span text:style-name="T28">https://www14.software.ibm.com/webapp/iwm/web/preLogin.do?source=aixbp</text:span></text:a></text:p>
      <text:p text:style-name="P106"/>
      <text:p text:style-name="P34"><text:span text:style-name="T15">Since these are </text:span><text:span text:style-name="T7">installp</text:span><text:span text:style-name="T15"> file sets you should run </text:span><text:span text:style-name="T7">/usr/sbin/updtvpkg</text:span><text:span text:style-name="T15"> to make sure that the RPM reflection of what was installed by </text:span><text:span text:style-name="T7">installp</text:span><text:span text:style-name="T15"> is updated.</text:span><text:span text:style-name="T11"> This makes it possible for RPM packages with a dependency on OpenSSL to recognize that the dependency is satisfied.</text:span></text:p>
      <text:p text:style-name="P105"><text:span text:style-name="T7">NOTE</text:span>: <text:s/>For easier downloading without a web browser, you may want to download and install the <text:span text:style-name="T7">wget</text:span> tool from the AIX Toolkit for Linux. <text:s/></text:p>
      <text:p text:style-name="P115"/>
      <text:list text:style-name="WW8Num8" text:continue-numbering="true">
        <text:list-item>
          <text:p text:style-name="P49">Download and install the prerequisite Open Source Software (OSS)</text:p>
          <text:p text:style-name="P11"/>
        </text:list-item>
      </text:list>
      <text:list text:style-name="WW8Num28">
        <text:list-item>
          <text:p text:style-name="P116">Download the dep-aix-2.1.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116">Unwrap the tar file.</text:p>
        </text:list-item>
      </text:list>
      <text:list text:style-name="WW8Num8" text:continue-numbering="true">
        <text:list-header>
          <text:p text:style-name="P22">gunzip <text:s/>dep-aix-2.1.tar.gz</text:p>
          <text:p text:style-name="P22">tar –xvf <text:s/>dep-aix-2.1.tar.gz</text:p>
          <text:p text:style-name="P21"/>
        </text:list-header>
      </text:list>
      <text:list text:style-name="WW8Num28">
        <text:list-item text:start-value="1">
          <text:p text:style-name="P116">Read the README file.</text:p>
        </text:list-item>
        <text:list-item>
          <text:p text:style-name="P116">Run the <text:span text:style-name="T6">instoss</text:span> script (contained in the tar file) to install the OSS packages.</text:p>
        </text:list-item>
      </text:list>
      <text:list text:style-name="WW8Num8" text:continue-numbering="true">
        <text:list-header>
          <text:p text:style-name="P35"/>
        </text:list-header>
        <text:list-item>
          <text:p text:style-name="List_20_Number"><text:span text:style-name="T7">Verify that the following basic AIX services are configured and running:</text:span><text:line-break/></text:p>
        </text:list-item>
      </text:list>
      <text:list text:style-name="WW8Num28">
        <text:list-item text:start-value="1">
          <text:p text:style-name="P120">inetd</text:p>
        </text:list-item>
      </text:list>
      <text:p text:style-name="P123"><text:soft-page-break/>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9">stopsrc -s inetd</text:p>
      <text:p text:style-name="P129">startsrc -s inetd</text:p>
      <text:list text:style-name="WW8Num28">
        <text:list-item text:start-value="1">
          <text:p text:style-name="P120">NFS</text:p>
        </text:list-item>
      </text:list>
      <text:p text:style-name="P123">NFS is required for all NIM installs. <text:s/>Ensure the NFS daemons are running:</text:p>
      <text:p text:style-name="P129">lssrc -g nfs</text:p>
      <text:p text:style-name="P127">If any NFS services are inoperative, you can stop and restart the entire group of services:</text:p>
      <text:p text:style-name="P129">stopsrc -g nfs</text:p>
      <text:p text:style-name="P129">startsrc -g nfs</text:p>
      <text:p text:style-name="P127">There are other system services that NFS depends on such as inetd, portmap, biod, and others. <text:s/>A handy trouble-shooting guide listing the required services can be found at:</text:p>
      <text:p text:style-name="P134"><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120">Name resolution</text:p>
        </text:list-item>
      </text:list>
      <text:p text:style-name="P123">Name resolution is required by xCAT. <text:s/>You can use a simple /etc/hosts mechanism, but setting up DNS would also work. <text:s/>Make sure to verify and update the contents of both /etc/hosts (you may wish to use the xCAT <text:span text:style-name="T7">makehosts</text:span> command to do this after your nodes have been defined) and /etc/resolv.conf (for domain name and external name servers).</text:p>
      <text:p text:style-name="P123"/>
      <text:list text:style-name="WW8Num8" text:continue-numbering="true">
        <text:list-item>
          <text:p text:style-name="P49">Download and install the xCAT software.</text:p>
          <text:p text:style-name="P11"/>
        </text:list-item>
      </text:list>
      <text:list text:style-name="WW8Num14">
        <text:list-item>
          <text:p text:style-name="P110">Download the <text:span text:style-name="T2">core-aix-2.1.tar.gz </text:span><text:s/>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110">Unwrap the xCAT tar file.</text:p>
        </text:list-item>
      </text:list>
      <text:list text:style-name="WW8Num8" text:continue-numbering="true">
        <text:list-header>
          <text:p text:style-name="P22">gunzip <text:s/>core-aix-2.1.tar.gz <text:s/></text:p>
          <text:p text:style-name="P22">tar –xvf <text:s/>core-aix-2.1.tar </text:p>
          <text:p text:style-name="P11"/>
        </text:list-header>
      </text:list>
      <text:list text:style-name="WW8Num14">
        <text:list-item text:start-value="1">
          <text:p text:style-name="P110">Run the <text:span text:style-name="T6">instxcat</text:span> script (contained in the tar file) to install the xCAT software. <text:s text:c="2"/>The post processing provided by the xCAT packages will perform some basic xCAT configuration. <text:s/>(This includes initializing the SQLite database and starting <text:span text:style-name="T6">xcatd</text:span> daemon processes.) </text:p>
        </text:list-item>
        <text:list-item>
          <text:p text:style-name="P107">Execute the system profile file to set the xCAT paths. This file was updated during the xCAT post install processing. (“<text:span text:style-name="T1">. <text:s/>/etc/profile”). </text:span><text:span text:style-name="T26">( </text:span><text:span text:style-name="T27">Note</text:span><text:span text:style-name="T26">: Make sure you don't have a .profile file that overwrites the “PATH” environment variables.)</text:span></text:p>
          <text:p text:style-name="P107"/>
        </text:list-item>
      </text:list>
      <text:list text:style-name="WW8Num8" text:continue-numbering="true">
        <text:list-header>
          <text:p text:style-name="P8"><text:soft-page-break/></text:p>
        </text:list-header>
        <text:list-item>
          <text:p text:style-name="P49">Verify the xCAT configuration.</text:p>
        </text:list-item>
      </text:list>
      <text:list text:style-name="WW8Num29">
        <text:list-item>
          <text:p text:style-name="P113">Run the “<text:span text:style-name="T2">lsdef –h</text:span>” to check if the xCAT daemon is working. <text:s/>If you get a correct response then you should be ok. <text:s/></text:p>
        </text:list-item>
      </text:list>
      <text:list text:style-name="WW8Num8" text:continue-numbering="true">
        <text:list-header>
          <text:p text:style-name="P8"/>
        </text:list-header>
      </text:list>
      <text:list text:style-name="WW8Num29">
        <text:list-item text:start-value="1">
          <text:p text:style-name="P113">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21">----------------------------------------------------------------</text:p>
          <text:p text:style-name="P22">Setting the name of the site definition to 'clustersite'.</text:p>
          <text:p text:style-name="P22"/>
          <text:p text:style-name="P22">Object name: clustersite</text:p>
          <text:p text:style-name="P22"><text:s text:c="4"/>domain=abc.foo.com</text:p>
          <text:p text:style-name="P22"><text:s text:c="4"/>installdir=/install</text:p>
          <text:p text:style-name="P22"><text:s text:c="4"/>tftpdir=/tftpboot</text:p>
          <text:p text:style-name="P22"><text:s text:c="4"/>master=7.104.46.27</text:p>
          <text:p text:style-name="P22"><text:s text:c="3"/><text:span text:style-name="T8"><text:s/></text:span><text:span text:style-name="T11">useSSHonAIX=no</text:span></text:p>
          <text:p text:style-name="P23"><text:s text:c="4"/>xcatdport=3001</text:p>
          <text:p text:style-name="P23"><text:s text:c="4"/>xcatiport=3002</text:p>
          <text:p text:style-name="P48"><text:tab/><text:tab/><text:tab/>----------------------------------------------------------------------</text:p>
        </text:list-header>
      </text:list>
      <text:h text:style-name="P41" text:outline-level="1"><text:s/>xCAT on AIX How-Tos</text:h>
      <text:h text:style-name="P44" text:outline-level="2">Installing AIX standalone nodes (using standard NIM rte method)</text:h>
      <text:p text:style-name="Text_20_body"><text:a xlink:type="simple" xlink:href="http://xcat.svn.sourceforge.net/svnroot/xcat/xcat-core/trunk/xCAT-client/share/doc/xCAT2-Monitoring.pdf">http://xcat.svn.sourceforge.net/svnroot/xcat/xcat-core/trunk/xCAT-client/share/doc/xCAT2onAIXinstall.pdf</text:a></text:p>
      <text:h text:style-name="P44" text:outline-level="2">Booting AIX diskless nodes</text:h>
      <text:p text:style-name="P39"><text:a xlink:type="simple" xlink:href="http://xcat.svn.sourceforge.net/svnroot/xcat/xcat-core/trunk/xCAT-client/share/doc/xCAT2onAIXDiskless.pdf"><text:span text:style-name="T24">http://xcat.svn.sourceforge.net/svnroot/xcat/xcat-core/trunk/xCAT-client/share/doc/xCAT2onAIXDiskless.pdf</text:span></text:a></text:p>
      <text:h text:style-name="P44" text:outline-level="2">Cloning AIX nodes (using an AIX mksysb image)</text:h>
      <text:p text:style-name="P30"/>
      <text:p text:style-name="Text_20_body"><text:a xlink:type="simple" xlink:href="http://xcat.svn.sourceforge.net/svnroot/xcat/xcat-core/trunk/xCAT-client/share/doc/xCAT2-Monitoring.pdf">http://xcat.svn.sourceforge.net/svnroot/xcat/xcat-core/trunk/xCAT-client/share/doc/xCAT2onAIXmksysb.pdf</text:a></text:p>
      <text:h text:style-name="P41" text:outline-level="1">References</text:h>
      <text:list text:style-name="L11">
        <text:list-item>
          <text:p text:style-name="P149">xCAT man pages: <text:s/><text:a xlink:type="simple" xlink:href="http://xcat.sf.net/man1/xcat.1.html">http://xcat.sf.net/man1/xcat.1.html</text:a></text:p>
        </text:list-item>
        <text:list-item>
          <text:p text:style-name="P149">xCAT DB table descriptions: <text:a xlink:type="simple" xlink:href="http://xcat.sf.net/man5/xcatdb.5.html">http://xcat.sf.net/man5/xcatdb.5.html</text:a></text:p>
        </text:list-item>
        <text:list-item>
          <text:p text:style-name="P149">xCAT mailing list: <text:s/><text:a xlink:type="simple" xlink:href="http://xcat.org/mailman/listinfo/xcat-user">http://xcat.org/mailman/listinfo/xcat-user</text:a></text:p>
        </text:list-item>
        <text:list-item>
          <text:p text:style-name="P149">xCAT bugs: <text:s/><text:a xlink:type="simple" xlink:href="https://sourceforge.net/tracker/?group_id=208749&amp;atid=1006945">https://sourceforge.net/tracker/?group_id=208749&amp;atid=1006945</text:a></text:p>
        </text:list-item>
        <text:list-item>
          <text:p text:style-name="P149"><text:soft-page-break/>xCAT feature requests: <text:s/><text:a xlink:type="simple" xlink:href="https://sourceforge.net/tracker/?group_id=208749&amp;atid=1006948">https://sourceforge.net/tracker/?group_id=208749&amp;atid=1006948</text:a></text:p>
        </text:list-item>
        <text:list-item>
          <text:p text:style-name="P149"><text:bookmark-end text:name="_Ref180983260"/>xCAT wiki: <text:s/><text:a xlink:type="simple" xlink:href="http://xcat.wiki.sourceforge.net/">http://xcat.wiki.sourceforge.net/</text:a> </text:p>
          <text:p text:style-name="P14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10-30T13:13:39</dc:date>
    <meta:print-date>2008-06-16T08:25:03</meta:print-date>
    <meta:editing-cycles>156</meta:editing-cycles>
    <meta:editing-duration>P2DT16H3M53S</meta:editing-duration>
    <meta:user-defined meta:name="Info 1"/>
    <meta:user-defined meta:name="Info 2"/>
    <meta:user-defined meta:name="Info 3"/>
    <meta:user-defined meta:name="Info 4"/>
    <meta:document-statistic meta:table-count="0" meta:image-count="0" meta:object-count="0" meta:page-count="13" meta:paragraph-count="262" meta:word-count="3489" meta:character-count="21711"/>
  </office:meta>
</office:document-meta>
</file>